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55e0" officeooo:paragraph-rsid="001655e0"/>
    </style:style>
    <style:style style:name="P2" style:family="paragraph" style:parent-style-name="Standard">
      <style:text-properties officeooo:rsid="001655e0" officeooo:paragraph-rsid="00181db0"/>
    </style:style>
    <style:style style:name="P3" style:family="paragraph" style:parent-style-name="Standard">
      <style:text-properties officeooo:rsid="00181db0" officeooo:paragraph-rsid="00181db0"/>
    </style:style>
    <style:style style:name="T1" style:family="text">
      <style:text-properties officeooo:rsid="00181d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import java.util.Scanner;</text:p>
      <text:p text:style-name="P1"/>
      <text:p text:style-name="P1">public class Cap1_Ejercicio9_Inter_cambio_de_valores{</text:p>
      <text:p text:style-name="P1"><text:tab/></text:p>
      <text:p text:style-name="P1"><text:tab/>public static void main(String[]args){</text:p>
      <text:p text:style-name="P1"/>
      <text:p text:style-name="P1"><text:tab/><text:tab/>int a,b,<text:span text:style-name="T1">aux</text:span>;</text:p>
      <text:p text:style-name="P1"><text:tab/><text:tab/>Scanner entrada=new Scanner(System.in);</text:p>
      <text:p text:style-name="P1"><text:tab/><text:tab/>System.out.println("Dame el valor de la variable a");</text:p>
      <text:p text:style-name="P1"><text:tab/><text:tab/>a=entrada.nextInt();</text:p>
      <text:p text:style-name="P1"><text:tab/><text:tab/>System.out.println("Dame el valor de la variable b");</text:p>
      <text:p text:style-name="P1"><text:tab/><text:tab/>b=entrada.nextInt();</text:p>
      <text:p text:style-name="P1"><text:tab/><text:tab/>entrada.close();</text:p>
      <text:p text:style-name="P1"><text:tab/><text:tab/>aux=a;</text:p>
      <text:p text:style-name="P1"><text:tab/><text:tab/>System.out.println("Antes del cambio a vale "+a+" y b vale "+b);</text:p>
      <text:p text:style-name="P1"><text:tab/><text:tab/>a=b;</text:p>
      <text:p text:style-name="P1"><text:tab/><text:tab/>b=aux;</text:p>
      <text:p text:style-name="P1"><text:tab/><text:tab/>System.out.println("despues del cambio a vale "+a+" y b vale "+b);</text:p>
      <text:p text:style-name="P1"><text:tab/>}</text:p>
      <text:p text:style-name="P3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6T12:11:50.910000000</meta:creation-date>
    <dc:date>2022-12-06T12:29:01.990000000</dc:date>
    <meta:editing-duration>PT6M59S</meta:editing-duration>
    <meta:editing-cycles>1</meta:editing-cycles>
    <meta:document-statistic meta:table-count="0" meta:image-count="0" meta:object-count="0" meta:page-count="1" meta:paragraph-count="18" meta:word-count="56" meta:character-count="504" meta:non-whitespace-character-count="438"/>
    <meta:generator>LibreOffice/7.2.7.2$Windows_X86_64 LibreOffice_project/8d71d29d553c0f7dcbfa38fbfda25ee34cce99a2</meta:generator>
  </office:meta>
</office:document-meta>
</file>